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style:text-underline-style="none" officeooo:rsid="00dbbed6" officeooo:paragraph-rsid="001f98cf"/>
    </style:style>
    <style:style style:name="P2" style:family="paragraph" style:parent-style-name="normal">
      <style:text-properties style:text-underline-style="none" officeooo:rsid="00237947" officeooo:paragraph-rsid="00237947"/>
    </style:style>
    <style:style style:name="P3" style:family="paragraph" style:parent-style-name="normal">
      <style:text-properties style:text-underline-style="none" officeooo:rsid="0023a754" officeooo:paragraph-rsid="0023a754"/>
    </style:style>
    <style:style style:name="P4" style:family="paragraph" style:parent-style-name="normal">
      <style:text-properties style:text-underline-style="none" officeooo:rsid="0023f256" officeooo:paragraph-rsid="0023f256"/>
    </style:style>
    <style:style style:name="P5" style:family="paragraph" style:parent-style-name="normal">
      <style:text-properties style:text-underline-style="none" officeooo:rsid="00274bcd" officeooo:paragraph-rsid="00274bcd"/>
    </style:style>
    <style:style style:name="P6" style:family="paragraph" style:parent-style-name="normal">
      <style:text-properties style:text-underline-style="none" officeooo:rsid="00274bcd" officeooo:paragraph-rsid="002e3875"/>
    </style:style>
    <style:style style:name="P7" style:family="paragraph" style:parent-style-name="normal">
      <style:text-properties style:text-underline-style="none" officeooo:rsid="002c67fe" officeooo:paragraph-rsid="002c67fe"/>
    </style:style>
    <style:style style:name="P8" style:family="paragraph" style:parent-style-name="normal">
      <style:text-properties style:text-underline-style="none" officeooo:rsid="002e3875" officeooo:paragraph-rsid="002e3875"/>
    </style:style>
    <style:style style:name="P9" style:family="paragraph" style:parent-style-name="normal">
      <style:text-properties style:text-underline-style="none" officeooo:rsid="002e3875" officeooo:paragraph-rsid="007b5bc9"/>
    </style:style>
    <style:style style:name="P10" style:family="paragraph" style:parent-style-name="normal">
      <style:text-properties style:text-underline-style="none" officeooo:rsid="002e3875" officeooo:paragraph-rsid="007bdd91"/>
    </style:style>
    <style:style style:name="P11" style:family="paragraph" style:parent-style-name="normal">
      <style:text-properties style:text-underline-style="none" officeooo:rsid="002e3875" officeooo:paragraph-rsid="0087b779"/>
    </style:style>
    <style:style style:name="P12" style:family="paragraph" style:parent-style-name="normal">
      <style:text-properties style:text-underline-style="none" officeooo:rsid="002e3875" officeooo:paragraph-rsid="008ca499"/>
    </style:style>
    <style:style style:name="P13" style:family="paragraph" style:parent-style-name="normal">
      <style:text-properties style:text-underline-style="none" officeooo:rsid="002a3229" officeooo:paragraph-rsid="0031ad1f"/>
    </style:style>
    <style:style style:name="P14" style:family="paragraph" style:parent-style-name="normal">
      <style:text-properties style:text-underline-style="none" officeooo:rsid="002e3875" officeooo:paragraph-rsid="002e3875" fo:background-color="#ffff00"/>
    </style:style>
    <style:style style:name="P15" style:family="paragraph" style:parent-style-name="normal">
      <style:text-properties style:text-underline-style="none" officeooo:rsid="002e3875" officeooo:paragraph-rsid="0066887d" fo:background-color="#ffff00"/>
    </style:style>
    <style:style style:name="P16" style:family="paragraph" style:parent-style-name="normal">
      <style:text-properties style:text-underline-style="none" officeooo:rsid="003a5d65" officeooo:paragraph-rsid="003a5d65" fo:background-color="#ffff00"/>
    </style:style>
    <style:style style:name="P17" style:family="paragraph" style:parent-style-name="normal">
      <style:text-properties style:text-underline-style="none" officeooo:rsid="003abc14" officeooo:paragraph-rsid="003abc14" fo:background-color="#ffff00"/>
    </style:style>
    <style:style style:name="P18" style:family="paragraph" style:parent-style-name="normal">
      <style:text-properties style:text-underline-style="none" officeooo:rsid="00410c78" officeooo:paragraph-rsid="00410c78" fo:background-color="#ffff00"/>
    </style:style>
    <style:style style:name="P19" style:family="paragraph" style:parent-style-name="normal">
      <style:text-properties style:text-underline-style="none" officeooo:rsid="00486162" officeooo:paragraph-rsid="00486162" fo:background-color="#ffff00"/>
    </style:style>
    <style:style style:name="P20" style:family="paragraph" style:parent-style-name="normal">
      <style:text-properties style:text-underline-style="none" officeooo:rsid="00511d2c" officeooo:paragraph-rsid="00511d2c" fo:background-color="#ffff00"/>
    </style:style>
    <style:style style:name="P21" style:family="paragraph" style:parent-style-name="normal">
      <style:text-properties style:text-underline-style="none" officeooo:rsid="0053925e" officeooo:paragraph-rsid="0053925e" fo:background-color="#ffff00"/>
    </style:style>
    <style:style style:name="P22" style:family="paragraph" style:parent-style-name="normal">
      <style:text-properties style:text-underline-style="none" officeooo:rsid="0053925e" officeooo:paragraph-rsid="0055d57e" fo:background-color="#ffff00"/>
    </style:style>
    <style:style style:name="P23" style:family="paragraph" style:parent-style-name="normal">
      <style:text-properties style:text-underline-style="none" officeooo:rsid="00473408" officeooo:paragraph-rsid="00473408" fo:background-color="#ffff00"/>
    </style:style>
    <style:style style:name="P24" style:family="paragraph" style:parent-style-name="normal">
      <style:text-properties style:text-underline-style="none" officeooo:rsid="0041f167" officeooo:paragraph-rsid="003a5d65" fo:background-color="#ffff00"/>
    </style:style>
    <style:style style:name="P25" style:family="paragraph" style:parent-style-name="normal">
      <style:text-properties style:text-underline-style="none" officeooo:rsid="005320bd" officeooo:paragraph-rsid="005320bd" fo:background-color="#ffff00"/>
    </style:style>
    <style:style style:name="P26" style:family="paragraph" style:parent-style-name="normal">
      <style:text-properties style:text-underline-style="none" officeooo:rsid="00343687" officeooo:paragraph-rsid="00343687"/>
    </style:style>
    <style:style style:name="P27" style:family="paragraph" style:parent-style-name="normal">
      <style:text-properties style:text-underline-style="none" officeooo:rsid="003513a9" officeooo:paragraph-rsid="003513a9"/>
    </style:style>
    <style:style style:name="P28" style:family="paragraph" style:parent-style-name="normal">
      <style:text-properties style:text-underline-style="none" officeooo:rsid="003513a9" officeooo:paragraph-rsid="003cd7ec"/>
    </style:style>
    <style:style style:name="P29" style:family="paragraph" style:parent-style-name="normal">
      <style:text-properties style:text-underline-style="none" officeooo:rsid="003513a9" officeooo:paragraph-rsid="004c7075"/>
    </style:style>
    <style:style style:name="P30" style:family="paragraph" style:parent-style-name="normal">
      <style:text-properties style:text-underline-style="none" officeooo:rsid="003513a9" officeooo:paragraph-rsid="00664bcf"/>
    </style:style>
    <style:style style:name="P31" style:family="paragraph" style:parent-style-name="normal">
      <style:text-properties style:text-underline-style="none" officeooo:rsid="003a5d65" officeooo:paragraph-rsid="003a5d65"/>
    </style:style>
    <style:style style:name="P32" style:family="paragraph" style:parent-style-name="normal">
      <style:text-properties style:text-underline-style="none" officeooo:rsid="003a5d65" officeooo:paragraph-rsid="00664bcf"/>
    </style:style>
    <style:style style:name="P33" style:family="paragraph" style:parent-style-name="normal">
      <style:text-properties style:text-underline-style="none" officeooo:rsid="003a5d65" officeooo:paragraph-rsid="006cd4c9"/>
    </style:style>
    <style:style style:name="P34" style:family="paragraph" style:parent-style-name="normal">
      <style:text-properties style:text-underline-style="none" officeooo:rsid="003a5d65" officeooo:paragraph-rsid="00837e3d"/>
    </style:style>
    <style:style style:name="P35" style:family="paragraph" style:parent-style-name="normal">
      <style:text-properties style:text-underline-style="none" officeooo:rsid="003abc14" officeooo:paragraph-rsid="003abc14" fo:background-color="transparent"/>
    </style:style>
    <style:style style:name="P36" style:family="paragraph" style:parent-style-name="normal">
      <style:text-properties style:text-underline-style="none" officeooo:rsid="003b03fc" officeooo:paragraph-rsid="003b03fc" fo:background-color="transparent"/>
    </style:style>
    <style:style style:name="P37" style:family="paragraph" style:parent-style-name="normal">
      <style:text-properties style:text-underline-style="none" officeooo:rsid="006c666d" officeooo:paragraph-rsid="006c666d" fo:background-color="transparent"/>
    </style:style>
    <style:style style:name="P38" style:family="paragraph" style:parent-style-name="normal">
      <style:text-properties style:text-underline-style="none" officeooo:rsid="0067d97a" officeooo:paragraph-rsid="0067d97a" fo:background-color="transparent"/>
    </style:style>
    <style:style style:name="P39" style:family="paragraph" style:parent-style-name="normal">
      <style:text-properties style:text-underline-style="none" officeooo:rsid="0067d97a" officeooo:paragraph-rsid="00818194" fo:background-color="transparent"/>
    </style:style>
    <style:style style:name="P40" style:family="paragraph" style:parent-style-name="normal">
      <style:text-properties style:text-underline-style="none" officeooo:rsid="00a7a2f9" officeooo:paragraph-rsid="00a7a2f9" fo:background-color="transparent"/>
    </style:style>
    <style:style style:name="P41" style:family="paragraph" style:parent-style-name="normal">
      <style:text-properties style:text-underline-style="none" officeooo:rsid="00a9294d" officeooo:paragraph-rsid="00a9294d" fo:background-color="transparent"/>
    </style:style>
    <style:style style:name="P42" style:family="paragraph" style:parent-style-name="normal">
      <style:text-properties style:text-underline-style="none" officeooo:rsid="00a9294d" officeooo:paragraph-rsid="00ab899f" fo:background-color="transparent"/>
    </style:style>
    <style:style style:name="P43" style:family="paragraph" style:parent-style-name="normal">
      <style:text-properties style:text-underline-style="none" officeooo:rsid="00ab538c" officeooo:paragraph-rsid="00ab538c" fo:background-color="transparent"/>
    </style:style>
    <style:style style:name="P44" style:family="paragraph" style:parent-style-name="normal">
      <style:text-properties style:text-underline-style="none" officeooo:rsid="00ad71ab" officeooo:paragraph-rsid="00ad71ab" fo:background-color="transparent"/>
    </style:style>
    <style:style style:name="P45" style:family="paragraph" style:parent-style-name="normal">
      <style:text-properties style:text-underline-style="none" officeooo:rsid="00ad71ab" officeooo:paragraph-rsid="00b41115" fo:background-color="transparent"/>
    </style:style>
    <style:style style:name="P46" style:family="paragraph" style:parent-style-name="normal">
      <style:text-properties style:text-underline-style="none" officeooo:rsid="00ad928c" officeooo:paragraph-rsid="00ad928c" fo:background-color="transparent"/>
    </style:style>
    <style:style style:name="P47" style:family="paragraph" style:parent-style-name="normal">
      <style:text-properties style:text-underline-style="none" officeooo:rsid="00ad928c" officeooo:paragraph-rsid="00afaa09" fo:background-color="transparent"/>
    </style:style>
    <style:style style:name="P48" style:family="paragraph" style:parent-style-name="normal">
      <style:text-properties style:text-underline-style="none" officeooo:rsid="00b0d3f7" officeooo:paragraph-rsid="00b0d3f7" fo:background-color="transparent"/>
    </style:style>
    <style:style style:name="P49" style:family="paragraph" style:parent-style-name="normal">
      <style:text-properties style:text-underline-style="none" officeooo:rsid="00b26b26" officeooo:paragraph-rsid="00b26b26" fo:background-color="transparent"/>
    </style:style>
    <style:style style:name="P50" style:family="paragraph" style:parent-style-name="normal">
      <style:text-properties style:text-underline-style="none" officeooo:rsid="003cd7ec" officeooo:paragraph-rsid="003cd7ec"/>
    </style:style>
    <style:style style:name="P51" style:family="paragraph" style:parent-style-name="normal">
      <style:text-properties style:text-underline-style="none" officeooo:rsid="00410c78" officeooo:paragraph-rsid="00410c78"/>
    </style:style>
    <style:style style:name="P52" style:family="paragraph" style:parent-style-name="normal">
      <style:text-properties style:text-underline-style="none" officeooo:rsid="00486162" officeooo:paragraph-rsid="00486162"/>
    </style:style>
    <style:style style:name="P53" style:family="paragraph" style:parent-style-name="normal">
      <style:text-properties style:text-underline-style="none" officeooo:rsid="00486162" officeooo:paragraph-rsid="0093809f"/>
    </style:style>
    <style:style style:name="P54" style:family="paragraph" style:parent-style-name="normal">
      <style:text-properties style:text-underline-style="none" officeooo:rsid="004a1936" officeooo:paragraph-rsid="004a1936"/>
    </style:style>
    <style:style style:name="P55" style:family="paragraph" style:parent-style-name="normal">
      <style:text-properties style:text-underline-style="none" officeooo:rsid="004d3ab0" officeooo:paragraph-rsid="004d3ab0"/>
    </style:style>
    <style:style style:name="P56" style:family="paragraph" style:parent-style-name="normal">
      <style:text-properties style:text-underline-style="none" officeooo:rsid="004d3ab0" officeooo:paragraph-rsid="009d66bd"/>
    </style:style>
    <style:style style:name="P57" style:family="paragraph" style:parent-style-name="normal">
      <style:text-properties style:text-underline-style="none" officeooo:rsid="004dbed9" officeooo:paragraph-rsid="004dbed9"/>
    </style:style>
    <style:style style:name="P58" style:family="paragraph" style:parent-style-name="normal">
      <style:text-properties style:text-underline-style="none" officeooo:rsid="00511d2c" officeooo:paragraph-rsid="00511d2c"/>
    </style:style>
    <style:style style:name="P59" style:family="paragraph" style:parent-style-name="normal">
      <style:text-properties style:text-underline-style="none" officeooo:rsid="00511d2c" officeooo:paragraph-rsid="0098ff87"/>
    </style:style>
    <style:style style:name="P60" style:family="paragraph" style:parent-style-name="normal">
      <style:text-properties style:text-underline-style="none" officeooo:rsid="0053925e" officeooo:paragraph-rsid="0053925e"/>
    </style:style>
    <style:style style:name="P61" style:family="paragraph" style:parent-style-name="normal">
      <style:text-properties style:text-underline-style="none" officeooo:rsid="0053925e" officeooo:paragraph-rsid="00a2a333"/>
    </style:style>
    <style:style style:name="P62" style:family="paragraph" style:parent-style-name="normal">
      <style:text-properties style:text-underline-style="none" officeooo:rsid="006158c7" officeooo:paragraph-rsid="006158c7"/>
    </style:style>
    <style:style style:name="P63" style:family="paragraph" style:parent-style-name="normal">
      <style:text-properties style:text-underline-style="none" officeooo:rsid="002c0162" officeooo:paragraph-rsid="006158c7"/>
    </style:style>
    <style:style style:name="P64" style:family="paragraph" style:parent-style-name="normal">
      <style:text-properties style:text-underline-style="none" officeooo:rsid="0063d737" officeooo:paragraph-rsid="0063d737"/>
    </style:style>
    <style:style style:name="P65" style:family="paragraph" style:parent-style-name="normal">
      <style:text-properties style:text-underline-style="none" officeooo:rsid="003620d6" officeooo:paragraph-rsid="00664bcf"/>
    </style:style>
    <style:style style:name="P66" style:family="paragraph" style:parent-style-name="normal">
      <style:text-properties style:text-underline-style="none" officeooo:rsid="00664bcf" officeooo:paragraph-rsid="00664bcf"/>
    </style:style>
    <style:style style:name="P67" style:family="paragraph" style:parent-style-name="normal">
      <style:text-properties style:text-underline-style="none" officeooo:rsid="006cd4c9" officeooo:paragraph-rsid="006cd4c9"/>
    </style:style>
    <style:style style:name="P68" style:family="paragraph" style:parent-style-name="normal">
      <style:text-properties style:text-underline-style="none" officeooo:rsid="004372c5" officeooo:paragraph-rsid="004372c5"/>
    </style:style>
    <style:style style:name="P69" style:family="paragraph" style:parent-style-name="normal">
      <style:text-properties style:text-underline-style="none" officeooo:rsid="004372c5" officeooo:paragraph-rsid="0085b401"/>
    </style:style>
    <style:style style:name="P70" style:family="paragraph" style:parent-style-name="normal">
      <style:text-properties style:text-underline-style="none" officeooo:rsid="00473408" officeooo:paragraph-rsid="00473408"/>
    </style:style>
    <style:style style:name="P71" style:family="paragraph" style:parent-style-name="normal">
      <style:text-properties style:text-underline-style="none" officeooo:rsid="003e705d" officeooo:paragraph-rsid="003e705d"/>
    </style:style>
    <style:style style:name="P72" style:family="paragraph" style:parent-style-name="normal">
      <style:text-properties style:text-underline-style="none" officeooo:rsid="007010fd" officeooo:paragraph-rsid="007010fd"/>
    </style:style>
    <style:style style:name="P73" style:family="paragraph" style:parent-style-name="normal">
      <style:text-properties style:text-underline-style="none" officeooo:rsid="0063d737" officeooo:paragraph-rsid="00855722" fo:background-color="#00ffff"/>
    </style:style>
    <style:style style:name="P74" style:family="paragraph" style:parent-style-name="normal">
      <style:text-properties style:text-underline-style="none" officeooo:rsid="0063d737" officeooo:paragraph-rsid="008c341d" fo:background-color="#00ffff"/>
    </style:style>
    <style:style style:name="P75" style:family="paragraph" style:parent-style-name="normal">
      <style:text-properties style:text-underline-style="none" officeooo:rsid="0063d737" officeooo:paragraph-rsid="0093d823" fo:background-color="#00ffff"/>
    </style:style>
    <style:style style:name="P76" style:family="paragraph" style:parent-style-name="normal">
      <style:text-properties style:text-underline-style="none" officeooo:rsid="0063d737" officeooo:paragraph-rsid="00959adf" fo:background-color="#00ffff"/>
    </style:style>
    <style:style style:name="P77" style:family="paragraph" style:parent-style-name="normal">
      <style:text-properties style:text-underline-style="none" officeooo:rsid="0063d737" officeooo:paragraph-rsid="00a0543d" fo:background-color="#00ffff"/>
    </style:style>
    <style:style style:name="P78" style:family="paragraph" style:parent-style-name="normal">
      <style:text-properties style:text-underline-style="none" officeooo:rsid="0063d737" officeooo:paragraph-rsid="00a51d75" fo:background-color="#00ffff"/>
    </style:style>
    <style:style style:name="P79" style:family="paragraph" style:parent-style-name="normal">
      <style:text-properties style:text-underline-style="none" officeooo:rsid="0063d737" officeooo:paragraph-rsid="00a7a2f9" fo:background-color="#00ffff"/>
    </style:style>
    <style:style style:name="P80" style:family="paragraph" style:parent-style-name="normal">
      <style:text-properties style:text-underline-style="none" officeooo:rsid="005ece56" officeooo:paragraph-rsid="007b5bc9"/>
    </style:style>
    <style:style style:name="P81" style:family="paragraph" style:parent-style-name="normal">
      <style:text-properties style:text-underline-style="none" officeooo:rsid="005ece56" officeooo:paragraph-rsid="0087b779"/>
    </style:style>
    <style:style style:name="P82" style:family="paragraph" style:parent-style-name="normal">
      <style:text-properties style:text-underline-style="none" officeooo:rsid="007bdd91" officeooo:paragraph-rsid="007bdd91"/>
    </style:style>
    <style:style style:name="P83" style:family="paragraph" style:parent-style-name="normal">
      <style:text-properties style:text-underline-style="none" officeooo:rsid="007c8118" officeooo:paragraph-rsid="007c8118"/>
    </style:style>
    <style:style style:name="P84" style:family="paragraph" style:parent-style-name="normal">
      <style:text-properties style:text-underline-style="none" officeooo:rsid="00469aa6" officeooo:paragraph-rsid="008967c3"/>
    </style:style>
    <style:style style:name="P85" style:family="paragraph" style:parent-style-name="normal">
      <style:text-properties style:text-underline-style="none" officeooo:rsid="008608eb" officeooo:paragraph-rsid="008608eb"/>
    </style:style>
    <style:style style:name="P86" style:family="paragraph" style:parent-style-name="normal">
      <style:text-properties style:text-underline-style="none" officeooo:rsid="005320bd" officeooo:paragraph-rsid="00a7a2f9"/>
    </style:style>
    <style:style style:name="P87" style:family="paragraph" style:parent-style-name="normal">
      <style:text-properties style:text-underline-style="none" officeooo:rsid="00518453" officeooo:paragraph-rsid="00a0543d"/>
    </style:style>
    <style:style style:name="P88" style:family="paragraph" style:parent-style-name="normal">
      <style:text-properties style:text-underline-style="none" officeooo:rsid="0052b05a" officeooo:paragraph-rsid="0052b05a"/>
    </style:style>
    <style:style style:name="P89" style:family="paragraph" style:parent-style-name="normal">
      <style:text-properties style:text-underline-style="none" officeooo:rsid="009bb41b" officeooo:paragraph-rsid="009d66bd"/>
    </style:style>
    <style:style style:name="P90" style:family="paragraph" style:parent-style-name="normal">
      <style:text-properties style:text-underline-style="none" officeooo:rsid="00a2a333" officeooo:paragraph-rsid="00a2a333"/>
    </style:style>
    <style:style style:name="P91" style:family="paragraph" style:parent-style-name="normal">
      <style:text-properties style:text-underline-style="none" officeooo:rsid="00a7611e" officeooo:paragraph-rsid="00a7611e"/>
    </style:style>
    <style:style style:name="P92" style:family="paragraph" style:parent-style-name="normal">
      <style:text-properties style:text-underline-style="none" officeooo:rsid="009d66bd" officeooo:paragraph-rsid="009d66bd"/>
    </style:style>
    <style:style style:name="P93" style:family="paragraph" style:parent-style-name="normal">
      <style:text-properties style:text-underline-style="none" officeooo:rsid="00a7a2f9" officeooo:paragraph-rsid="00a7a2f9"/>
    </style:style>
    <style:style style:name="P94" style:family="paragraph" style:parent-style-name="normal">
      <style:text-properties officeooo:rsid="002e3875" officeooo:paragraph-rsid="007b5bc9"/>
    </style:style>
    <style:style style:name="P95" style:family="paragraph" style:parent-style-name="normal">
      <style:text-properties officeooo:paragraph-rsid="007b5bc9"/>
    </style:style>
    <style:style style:name="P96" style:family="paragraph" style:parent-style-name="normal">
      <style:text-properties fo:language="es" fo:country="AR" style:text-underline-style="none" officeooo:rsid="00a9294d" officeooo:paragraph-rsid="00a9294d" fo:background-color="transparent"/>
    </style:style>
    <style:style style:name="P97" style:family="paragraph" style:parent-style-name="normal">
      <style:text-properties fo:language="es" fo:country="AR" style:text-underline-style="none" officeooo:rsid="00ab538c" officeooo:paragraph-rsid="00ab538c" fo:background-color="transparent"/>
    </style:style>
    <style:style style:name="P98" style:family="paragraph" style:parent-style-name="normal">
      <style:text-properties officeooo:paragraph-rsid="00b32cc2"/>
    </style:style>
    <style:style style:name="P99" style:family="paragraph" style:parent-style-name="Text_20_body">
      <style:text-properties officeooo:rsid="002e3875" officeooo:paragraph-rsid="002e3875"/>
    </style:style>
    <style:style style:name="P100" style:family="paragraph" style:parent-style-name="normal">
      <style:text-properties style:text-underline-style="none" officeooo:rsid="00a7a2f9" officeooo:paragraph-rsid="00a7a2f9" fo:background-color="transparent"/>
    </style:style>
    <style:style style:name="P101" style:family="paragraph" style:parent-style-name="normal">
      <style:text-properties style:text-underline-style="none" officeooo:rsid="00b428ca" officeooo:paragraph-rsid="00b428ca" fo:background-color="transparent"/>
    </style:style>
    <style:style style:name="P102" style:family="paragraph" style:parent-style-name="normal">
      <style:text-properties style:text-underline-style="none" officeooo:rsid="00b587c0" officeooo:paragraph-rsid="00b587c0" fo:background-color="transparent"/>
    </style:style>
    <style:style style:name="P103" style:family="paragraph" style:parent-style-name="normal">
      <style:text-properties style:text-underline-style="none" officeooo:rsid="00b0d3f7" officeooo:paragraph-rsid="00b0d3f7" fo:background-color="transparent"/>
    </style:style>
    <style:style style:name="P104" style:family="paragraph" style:parent-style-name="normal">
      <style:text-properties style:text-underline-style="none" officeooo:rsid="00b0d3f7" officeooo:paragraph-rsid="0055d57e" fo:background-color="transparent"/>
    </style:style>
    <style:style style:name="P105" style:family="paragraph" style:parent-style-name="normal">
      <style:text-properties style:text-underline-style="none" officeooo:rsid="00b21296" officeooo:paragraph-rsid="00b21296" fo:background-color="transparent"/>
    </style:style>
    <style:style style:name="P106" style:family="paragraph" style:parent-style-name="normal">
      <style:text-properties style:text-underline-style="none" officeooo:rsid="00b79fd6" officeooo:paragraph-rsid="00ba6300" fo:background-color="transparent"/>
    </style:style>
    <style:style style:name="P107" style:family="paragraph" style:parent-style-name="normal">
      <style:text-properties style:text-underline-style="none" officeooo:rsid="00ad928c" officeooo:paragraph-rsid="006c666d" fo:background-color="transparent"/>
    </style:style>
    <style:style style:name="P108" style:family="paragraph" style:parent-style-name="normal">
      <style:text-properties style:text-underline-style="none" officeooo:rsid="00b79fd6" officeooo:paragraph-rsid="00b79fd6"/>
    </style:style>
    <style:style style:name="P109" style:family="paragraph" style:parent-style-name="normal">
      <style:text-properties style:text-underline-style="none" officeooo:rsid="0058e789" officeooo:paragraph-rsid="0058e789"/>
    </style:style>
    <style:style style:name="P110" style:family="paragraph" style:parent-style-name="normal">
      <style:text-properties style:text-underline-style="none" officeooo:rsid="00bbd0ff" officeooo:paragraph-rsid="00bbd0ff"/>
    </style:style>
    <style:style style:name="P111" style:family="paragraph" style:parent-style-name="normal">
      <style:text-properties style:text-underline-style="none" officeooo:rsid="00bd23be" officeooo:paragraph-rsid="00bd23be"/>
    </style:style>
    <style:style style:name="P112" style:family="paragraph" style:parent-style-name="normal">
      <style:text-properties style:text-underline-style="none" officeooo:rsid="00554587" officeooo:paragraph-rsid="00bddfb8"/>
    </style:style>
    <style:style style:name="P113" style:family="paragraph" style:parent-style-name="normal">
      <style:text-properties style:text-underline-style="none" officeooo:rsid="00bddfb8" officeooo:paragraph-rsid="00bddfb8"/>
    </style:style>
    <style:style style:name="T1" style:family="text">
      <style:text-properties officeooo:rsid="0023d5d0"/>
    </style:style>
    <style:style style:name="T2" style:family="text">
      <style:text-properties officeooo:rsid="002594cc"/>
    </style:style>
    <style:style style:name="T3" style:family="text">
      <style:text-properties officeooo:rsid="002836df"/>
    </style:style>
    <style:style style:name="T4" style:family="text">
      <style:text-properties officeooo:rsid="002c0162"/>
    </style:style>
    <style:style style:name="T5" style:family="text">
      <style:text-properties officeooo:rsid="002defb8"/>
    </style:style>
    <style:style style:name="T6" style:family="text">
      <style:text-properties officeooo:rsid="002e3875"/>
    </style:style>
    <style:style style:name="T7" style:family="text">
      <style:text-properties style:text-underline-style="none"/>
    </style:style>
    <style:style style:name="T8" style:family="text">
      <style:text-properties style:text-underline-style="none" officeooo:rsid="002f83ad"/>
    </style:style>
    <style:style style:name="T9" style:family="text">
      <style:text-properties style:text-underline-style="none" officeooo:rsid="005ece56"/>
    </style:style>
    <style:style style:name="T10" style:family="text">
      <style:text-properties style:text-underline-style="none" officeooo:rsid="002e3875"/>
    </style:style>
    <style:style style:name="T11" style:family="text">
      <style:text-properties style:text-underline-style="none" officeooo:rsid="008ca499"/>
    </style:style>
    <style:style style:name="T12" style:family="text">
      <style:text-properties style:text-underline-style="none" officeooo:rsid="008cd9c1"/>
    </style:style>
    <style:style style:name="T13" style:family="text">
      <style:text-properties style:text-underline-style="none" officeooo:rsid="00acd41e" fo:background-color="transparent" loext:char-shading-value="0"/>
    </style:style>
    <style:style style:name="T14" style:family="text">
      <style:text-properties style:text-underline-style="none" officeooo:rsid="00ad71ab" fo:background-color="transparent" loext:char-shading-value="0"/>
    </style:style>
    <style:style style:name="T15" style:family="text">
      <style:text-properties officeooo:rsid="0031ad1f"/>
    </style:style>
    <style:style style:name="T16" style:family="text">
      <style:text-properties officeooo:rsid="0032b011"/>
    </style:style>
    <style:style style:name="T17" style:family="text">
      <style:text-properties fo:background-color="#ffff00" loext:char-shading-value="0"/>
    </style:style>
    <style:style style:name="T18" style:family="text">
      <style:text-properties officeooo:rsid="003f8275" fo:background-color="#ffff00" loext:char-shading-value="0"/>
    </style:style>
    <style:style style:name="T19" style:family="text">
      <style:text-properties officeooo:rsid="0041f167" fo:background-color="#ffff00" loext:char-shading-value="0"/>
    </style:style>
    <style:style style:name="T20" style:family="text">
      <style:text-properties officeooo:rsid="00461686" fo:background-color="#ffff00" loext:char-shading-value="0"/>
    </style:style>
    <style:style style:name="T21" style:family="text">
      <style:text-properties officeooo:rsid="0055d57e" fo:background-color="#ffff00" loext:char-shading-value="0"/>
    </style:style>
    <style:style style:name="T22" style:family="text">
      <style:text-properties officeooo:rsid="003a5d65"/>
    </style:style>
    <style:style style:name="T23" style:family="text">
      <style:text-properties officeooo:rsid="003cd7ec"/>
    </style:style>
    <style:style style:name="T24" style:family="text">
      <style:text-properties officeooo:rsid="003f8275"/>
    </style:style>
    <style:style style:name="T25" style:family="text">
      <style:text-properties officeooo:rsid="00410c78"/>
    </style:style>
    <style:style style:name="T26" style:family="text">
      <style:text-properties officeooo:rsid="0041f167"/>
    </style:style>
    <style:style style:name="T27" style:family="text">
      <style:text-properties officeooo:rsid="00461686"/>
    </style:style>
    <style:style style:name="T28" style:family="text">
      <style:text-properties officeooo:rsid="004aca6c"/>
    </style:style>
    <style:style style:name="T29" style:family="text">
      <style:text-properties officeooo:rsid="004c7075"/>
    </style:style>
    <style:style style:name="T30" style:family="text">
      <style:text-properties officeooo:rsid="004ff415"/>
    </style:style>
    <style:style style:name="T31" style:family="text">
      <style:text-properties officeooo:rsid="00518453"/>
    </style:style>
    <style:style style:name="T32" style:family="text">
      <style:text-properties officeooo:rsid="0052b05a"/>
    </style:style>
    <style:style style:name="T33" style:family="text">
      <style:text-properties officeooo:rsid="005320bd"/>
    </style:style>
    <style:style style:name="T34" style:family="text">
      <style:text-properties officeooo:rsid="0055d57e"/>
    </style:style>
    <style:style style:name="T35" style:family="text">
      <style:text-properties officeooo:rsid="005758e1"/>
    </style:style>
    <style:style style:name="T36" style:family="text">
      <style:text-properties officeooo:rsid="0059a823"/>
    </style:style>
    <style:style style:name="T37" style:family="text">
      <style:text-properties officeooo:rsid="005a797a"/>
    </style:style>
    <style:style style:name="T38" style:family="text">
      <style:text-properties officeooo:rsid="005ab1a4"/>
    </style:style>
    <style:style style:name="T39" style:family="text">
      <style:text-properties officeooo:rsid="005ae1c6"/>
    </style:style>
    <style:style style:name="T40" style:family="text">
      <style:text-properties officeooo:rsid="005e0343"/>
    </style:style>
    <style:style style:name="T41" style:family="text">
      <style:text-properties officeooo:rsid="005ece56"/>
    </style:style>
    <style:style style:name="T42" style:family="text">
      <style:text-properties officeooo:rsid="0060af6c"/>
    </style:style>
    <style:style style:name="T43" style:family="text">
      <style:text-properties officeooo:rsid="006158c7"/>
    </style:style>
    <style:style style:name="T44" style:family="text">
      <style:text-properties officeooo:rsid="0062f43c"/>
    </style:style>
    <style:style style:name="T45" style:family="text">
      <style:text-properties officeooo:rsid="0063daf5"/>
    </style:style>
    <style:style style:name="T46" style:family="text">
      <style:text-properties officeooo:rsid="00664bcf"/>
    </style:style>
    <style:style style:name="T47" style:family="text">
      <style:text-properties officeooo:rsid="0066887d"/>
    </style:style>
    <style:style style:name="T48" style:family="text">
      <style:text-properties officeooo:rsid="0069c570"/>
    </style:style>
    <style:style style:name="T49" style:family="text">
      <style:text-properties officeooo:rsid="006b1af3"/>
    </style:style>
    <style:style style:name="T50" style:family="text">
      <style:text-properties officeooo:rsid="006c666d"/>
    </style:style>
    <style:style style:name="T51" style:family="text">
      <style:text-properties officeooo:rsid="006cd4c9"/>
    </style:style>
    <style:style style:name="T52" style:family="text">
      <style:text-properties officeooo:rsid="006e3cfe"/>
    </style:style>
    <style:style style:name="T53" style:family="text">
      <style:text-properties officeooo:rsid="007010fd"/>
    </style:style>
    <style:style style:name="T54" style:family="text">
      <style:text-properties officeooo:rsid="0071df79"/>
    </style:style>
    <style:style style:name="T55" style:family="text">
      <style:text-properties officeooo:rsid="00737b1d"/>
    </style:style>
    <style:style style:name="T56" style:family="text">
      <style:text-properties officeooo:rsid="0074dc6b"/>
    </style:style>
    <style:style style:name="T57" style:family="text">
      <style:text-properties officeooo:rsid="00760090"/>
    </style:style>
    <style:style style:name="T58" style:family="text">
      <style:text-properties officeooo:rsid="00785c74"/>
    </style:style>
    <style:style style:name="T59" style:family="text">
      <style:text-properties officeooo:rsid="00794cd0"/>
    </style:style>
    <style:style style:name="T60" style:family="text">
      <style:text-properties officeooo:rsid="00798b43"/>
    </style:style>
    <style:style style:name="T61" style:family="text">
      <style:text-properties officeooo:rsid="007ae2d6"/>
    </style:style>
    <style:style style:name="T62" style:family="text">
      <style:text-properties officeooo:rsid="007b5bc9"/>
    </style:style>
    <style:style style:name="T63" style:family="text">
      <style:text-properties officeooo:rsid="007c8118"/>
    </style:style>
    <style:style style:name="T64" style:family="text">
      <style:text-properties officeooo:rsid="007e3f48"/>
    </style:style>
    <style:style style:name="T65" style:family="text">
      <style:text-properties officeooo:rsid="00817954"/>
    </style:style>
    <style:style style:name="T66" style:family="text">
      <style:text-properties officeooo:rsid="00818194"/>
    </style:style>
    <style:style style:name="T67" style:family="text">
      <style:text-properties officeooo:rsid="00837e3d"/>
    </style:style>
    <style:style style:name="T68" style:family="text">
      <style:text-properties officeooo:rsid="0085b401"/>
    </style:style>
    <style:style style:name="T69" style:family="text">
      <style:text-properties officeooo:rsid="008608eb"/>
    </style:style>
    <style:style style:name="T70" style:family="text">
      <style:text-properties officeooo:rsid="008a90d3"/>
    </style:style>
    <style:style style:name="T71" style:family="text">
      <style:text-properties officeooo:rsid="008e930d"/>
    </style:style>
    <style:style style:name="T72" style:family="text">
      <style:text-properties officeooo:rsid="008fa5b6"/>
    </style:style>
    <style:style style:name="T73" style:family="text">
      <style:text-properties officeooo:rsid="00927724"/>
    </style:style>
    <style:style style:name="T74" style:family="text">
      <style:text-properties officeooo:rsid="0093809f"/>
    </style:style>
    <style:style style:name="T75" style:family="text">
      <style:text-properties officeooo:rsid="00959adf"/>
    </style:style>
    <style:style style:name="T76" style:family="text">
      <style:text-properties officeooo:rsid="00979307"/>
    </style:style>
    <style:style style:name="T77" style:family="text">
      <style:text-properties officeooo:rsid="0098ff87"/>
    </style:style>
    <style:style style:name="T78" style:family="text">
      <style:text-properties officeooo:rsid="0099559d"/>
    </style:style>
    <style:style style:name="T79" style:family="text">
      <style:text-properties officeooo:rsid="009a6469"/>
    </style:style>
    <style:style style:name="T80" style:family="text">
      <style:text-properties officeooo:rsid="009d66bd"/>
    </style:style>
    <style:style style:name="T81" style:family="text">
      <style:text-properties officeooo:rsid="00a26e8b"/>
    </style:style>
    <style:style style:name="T82" style:family="text">
      <style:text-properties officeooo:rsid="00a2a333"/>
    </style:style>
    <style:style style:name="T83" style:family="text">
      <style:text-properties officeooo:rsid="00a3530a"/>
    </style:style>
    <style:style style:name="T84" style:family="text">
      <style:text-properties officeooo:rsid="00a5c763"/>
    </style:style>
    <style:style style:name="T85" style:family="text">
      <style:text-properties officeooo:rsid="00a7611e"/>
    </style:style>
    <style:style style:name="T86" style:family="text">
      <style:text-properties fo:language="es" fo:country="AR"/>
    </style:style>
    <style:style style:name="T87" style:family="text">
      <style:text-properties fo:language="es" fo:country="AR" officeooo:rsid="002418e3"/>
    </style:style>
    <style:style style:name="T88" style:family="text">
      <style:text-properties fo:language="es" fo:country="AR" officeooo:rsid="00ab899f"/>
    </style:style>
    <style:style style:name="T89" style:family="text">
      <style:text-properties officeooo:rsid="00ab538c"/>
    </style:style>
    <style:style style:name="T90" style:family="text">
      <style:text-properties officeooo:rsid="00ab899f"/>
    </style:style>
    <style:style style:name="T91" style:family="text">
      <style:text-properties officeooo:rsid="00acd41e"/>
    </style:style>
    <style:style style:name="T92" style:family="text">
      <style:text-properties officeooo:rsid="00ad928c"/>
    </style:style>
    <style:style style:name="T93" style:family="text">
      <style:text-properties officeooo:rsid="00b587c0"/>
    </style:style>
    <style:style style:name="T94" style:family="text">
      <style:text-properties officeooo:rsid="00b79fd6"/>
    </style:style>
    <style:style style:name="T95" style:family="text">
      <style:text-properties officeooo:rsid="00ba6300"/>
    </style:style>
    <style:style style:name="T96" style:family="text">
      <style:text-properties officeooo:rsid="00bd23be"/>
    </style:style>
    <style:style style:name="T97" style:family="text">
      <style:text-properties fo:background-color="transparent" loext:char-shading-value="0"/>
    </style:style>
    <style:style style:name="T98" style:family="text">
      <style:text-properties officeooo:rsid="00b26b26" fo:background-color="transparent" loext:char-shading-value="0"/>
    </style:style>
    <style:style style:name="T99" style:family="text">
      <style:text-properties officeooo:rsid="00ad928c"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normal"><text:span text:style-name="T37"># </text:span>CAPITULO 4</text:p>
      <text:p text:style-name="P1"/>
      <text:p text:style-name="normal">Pruebas de ejecución</text:p>
      <text:p text:style-name="P1"/>
      <text:p text:style-name="normal"><text:span text:style-name="T37">## </text:span>4.1 Introducción</text:p>
      <text:p text:style-name="P2"/>
      <text:p text:style-name="P3">En este capitulo se presentan los resultados obtenidos en cada etapa de la optimización, <text:span text:style-name="T1">especialmente </text:span>el speedup de la aplicación <text:span text:style-name="T1">pero también mostrando el uso de archivos en disco así como la cantidad de memoria necesaria. Se mostrará también el estado del sistema durante las distintas ejecuciones de la aplicación.</text:span></text:p>
      <text:p text:style-name="P4">Como la optimización se realiz<text:span text:style-name="T38">ó</text:span> en varios pasos se mostraran los resultados iniciales, parciales y finales del proceso. De esta manera es posible ver el impacto de cada parte de la optimización en el código legacy. Como indican Grama-Gupta et Al. [<text:span text:style-name="T2">cap 2</text:span>] la optimización previa del código <text:span text:style-name="T53">serial</text:span> es necesaria para evitar <text:span text:style-name="T2">efectos indeseados en las mediciones, </text:span>y <text:span text:style-name="T15">puede </text:span>representa<text:span text:style-name="T15">r</text:span> un factor de speedup de la aplicación de entre 2X y 5X. </text:p>
      <text:p text:style-name="P5">La aplicación <text:span text:style-name="T39">fue</text:span> modificada lo menos posible en el proceso de optimización por lo cual no toda la ganancia posible en una recodificación es alcanzada, pero como se explicó en el capitulo anterior, se trat<text:span text:style-name="T39">ó</text:span> de hacer los cambios lo mas transparente posibles al usuario <text:span text:style-name="T39">y </text:span>creador de la aplicación.</text:p>
      <text:p text:style-name="P13">El código de la aplicación objeto de estudio de esta tesis es entregado junto con los resultados generados para dos conjuntos de datos de entrada, uno para un número total de paneles de 50x50 y otra para un número total de 80x80, siendo estos valores definidos en un archivo que sirve de entrada de datos. <text:span text:style-name="T4">Para este trabajo de tesis se elige trabajar principalmente con el conjunto de datos resultante del caso de cantidad de paneles 50x50, sin embargo se presentan observaciones obtenidas de una prueba en uno solo de los equipos para el caso de tamaño 80x80. El usuario y creador de la aplicación indicó que la ejecución de la aplicación con el tamaño del problema en 50x50 paneles demoraba en el orden de horas de ejecución, indicando que se dejaba corriendo de un día para el otro. El tamaño de 80x80 podía llegar a durar días. No se tienen datos fehacientes de estas ejecuciones, las cuales eran realizadas en computadoras de principios de la década del 90.</text:span></text:p>
      <text:p text:style-name="P5"/>
      <text:p text:style-name="normal"><text:span text:style-name="T37">## </text:span>4.2 <text:span text:style-name="T6">Equipos/Computadoras/</text:span>Arquitecturas de prueba</text:p>
      <text:p text:style-name="P7"/>
      <text:p text:style-name="P8">Las pruebas se llevaron a cabo en <text:span text:style-name="T40">dos</text:span> equipos para <text:span text:style-name="T40">ob</text:span>tener resultados <text:span text:style-name="T16">que permitieran</text:span> realizar una mejor evaluación del proceso de optimización. </text:p>
      <text:p text:style-name="P8">L<text:span text:style-name="T40">as</text:span> <text:span text:style-name="T40">computadoras</text:span> utilizad<text:span text:style-name="T40">a</text:span>s fueron <text:span text:style-name="T40">una PC y una Notebook, ambas multiprocesador y con arquitectura de 64 bits. A continuación podemos ver la descripción de los equipos: </text:span></text:p>
      <text:p text:style-name="P8"/>
      <text:p text:style-name="P8">* Equipo 1 <text:span text:style-name="T41">(PC Clon)</text:span>:</text:p>
      <text:p text:style-name="P8"><text:s text:c="6"/>* Procesador AMD Phenom II <text:span text:style-name="T41">x4 </text:span>9<text:span text:style-name="T41">5</text:span>5 x86_64</text:p>
      <text:p text:style-name="P11"><text:s text:c="13"/>* <text:span text:style-name="T41">4 cores reales.</text:span></text:p>
      <text:p text:style-name="P81"><text:s text:c="13"/>* Frecuencia máxima de 3.2 Ghz.</text:p>
      <text:p text:style-name="P12"><text:s text:c="13"/>* <text:span text:style-name="T41">Release date: Abril del 2009.</text:span></text:p>
      <text:p text:style-name="P8"><text:s text:c="6"/>* Mother ASUS <text:span text:style-name="T59">M4A785TD-V EVO</text:span></text:p>
      <text:p text:style-name="P9"><text:s text:c="6"/>* 4Gb RAM <text:span text:style-name="T41">DDR3 1333Mhz.</text:span></text:p>
      <text:p text:style-name="P9"><text:s text:c="6"/>* <text:span text:style-name="T61">HD</text:span> SATA II <text:span text:style-name="T60">3Gbps</text:span>.</text:p>
      <text:p text:style-name="P9"><text:s text:c="6"/>* <text:span text:style-name="T62">USB 2.0 (480 Mbps)</text:span></text:p>
      <text:p text:style-name="P8">* Equipo 2 <text:span text:style-name="T41">(Notebook)</text:span>:</text:p>
      <text:p text:style-name="P94"><text:span text:style-name="T7"><text:s text:c="6"/>* Procesador Intel Core i3-370</text:span><text:span text:style-name="T8">M</text:span><text:span text:style-name="T7"> x86_64</text:span></text:p>
      <text:p text:style-name="P94"><text:span text:style-name="T7"><text:s text:c="13"/>* </text:span><text:span text:style-name="T9">2 cores reales + 2 hilos de control por core.</text:span></text:p>
      <text:p text:style-name="P94"><text:span text:style-name="T9"><text:s text:c="13"/>* </text:span><text:span text:style-name="T11">Frecuencia máxima de </text:span><text:span text:style-name="T12">2.4 </text:span><text:span text:style-name="T11">Ghz</text:span></text:p>
      <text:p text:style-name="P80"><text:span text:style-name="T6"><text:s text:c="13"/></text:span>* Release date: Ju<text:span text:style-name="T59">n</text:span>io del 2010.</text:p>
      <text:p text:style-name="P95"><text:span text:style-name="T10"><text:s text:c="6"/>* Mother Dell </text:span>0PJTXT-<text:span text:style-name="T61">A11</text:span><text:span text:style-name="T10">.</text:span></text:p>
      <text:p text:style-name="P9"><text:s text:c="6"/>* 6Gb RAM <text:span text:style-name="T41">DDR3 1333Mhz.</text:span></text:p>
      <text:p text:style-name="P9"><text:soft-page-break/><text:s text:c="6"/>* HD SATA II <text:span text:style-name="T61">3Gbps</text:span>.</text:p>
      <text:p text:style-name="P10"><text:s text:c="6"/>* <text:span text:style-name="T62">USB 2.0 (480 Mbps)</text:span></text:p>
      <text:p text:style-name="P6"/>
      <text:p text:style-name="P83">Nos referiremos de ahora en mas al primer equipo como PC1 y al segundo equipo como PC2.</text:p>
      <text:p text:style-name="P82">Se utilizó una versión Live USB de Slackware Linux como SO de las pruebas. Como disco de almacenamiento sobre el que corría la aplicación se utilizó un Flash Drive USB, en el cual se creaban los archivos durante la ejecución.</text:p>
      <text:p text:style-name="P90">Una nota sobre la arquitectura del procesador de PC2. En este caso el procesador tiene 2 cores, pero al tener 2 hilos de control por core el SO los ve como si tuviera disponible 4 cores. El procesador luego distribuye los recursos disponibles sobre cada hilo de acuerdo a lo solicitado por el SO.</text:p>
      <text:p text:style-name="P6"/>
      <text:p text:style-name="normal"><text:span text:style-name="T37">## </text:span>4.3 Pruebas de tiempo.</text:p>
      <text:p text:style-name="P99">Para las pruebas de tiempo se utilizó el comando time [<text:span text:style-name="T17">ref al man time online?</text:span>] de manera de poder evaluar el tiempo real consumido por la aplicación en sus diferentes etapas: programa original, optimizado <text:span text:style-name="T53">serial</text:span>mente, optimizado paralelamente. <text:span text:style-name="T42">Mostraremos</text:span> los tiempos en los equipos seleccionados para las pruebas y las mejoras en desempeño que <text:span text:style-name="T42">obtuvimos en</text:span> el programa en cada <text:span text:style-name="T42">iteración de la</text:span> optimización. <text:span text:style-name="T50">El tamaño de programa seleccionado para las pruebas generales es de 50x50 paneles, el mas pequeño provisto por el usuario de la aplicación.</text:span></text:p>
      <text:p text:style-name="P99">También se incluyen muestras del estado de los archivos en disco luego de la ejecución del programa, el estado de la memoria y la CPU en plena ejecución del programa, para mostrar los resultados de las optimizaciones realizadas.</text:p>
      <text:p text:style-name="normal"><text:span text:style-name="T37">### </text:span>4.<text:span text:style-name="T5">3.1</text:span> Estado inicial y primer<text:span text:style-name="T3">as mediciones</text:span></text:p>
      <text:p text:style-name="P63"><text:span text:style-name="T43">Como se indicó previamente, </text:span>solo <text:span text:style-name="T43">contamos con</text:span> el código <text:span text:style-name="T43">original y </text:span>los datos de <text:span text:style-name="T16">resultado</text:span> <text:span text:style-name="T43">provistos por el usuario de la aplicación.</text:span> <text:span text:style-name="T43">Lo primero que hicimos fue </text:span>compilar y ejecutar el programa <text:span text:style-name="T16">original </text:span>para calcular el tiempo inicial de referencia <text:span text:style-name="T43">para el resto del trabajo</text:span>, resguardando <text:span text:style-name="T16">de una posible reescritura a </text:span>los datos originales, <text:span text:style-name="T43">que</text:span> <text:span text:style-name="T16">luego utilizaremos para poder </text:span>verificar la correctitud de las distintas versiones del proceso de optimización. </text:p>
      <text:p text:style-name="P26"><text:span text:style-name="T22">En ambos equipos r</text:span>ealizamos la compilación con el siguiente comando:</text:p>
      <text:p text:style-name="P62"/>
      <text:p text:style-name="P27"><text:s text:c="6"/>$ gfortran -o <text:span text:style-name="T44">serial</text:span> invisidos2fin.for</text:p>
      <text:p text:style-name="P62"/>
      <text:p text:style-name="P27">Esto crea un archivo ejecutable llamado “<text:span text:style-name="T44">serial</text:span>”.</text:p>
      <text:p text:style-name="P27">Para poder lanzar el ejecutable y poder verificar el tiempo lo realizamos con el comando:</text:p>
      <text:p text:style-name="P62"/>
      <text:p text:style-name="P27"><text:s text:c="6"/>$ time ./original</text:p>
      <text:p text:style-name="P62"/>
      <text:p text:style-name="P65">El tiempo resultante <text:span text:style-name="T46">calculado por el comando “time” </text:span>arroja para la linea “real” (tiempo real/total de ejecución) <text:span text:style-name="T64">21</text:span>m<text:span text:style-name="T64">48.109</text:span>s <text:span text:style-name="T46">para el equipo PC1.</text:span></text:p>
      <text:p text:style-name="P66">El equipo <text:span text:style-name="T63">PC2 </text:span>muestra un tiempo de 2<text:span text:style-name="T64">2</text:span>m<text:span text:style-name="T64">56</text:span>.<text:span text:style-name="T64">392</text:span>s. Se puede observar esto en la figura 4.3.1.yy.</text:p>
      <text:p text:style-name="P15"/>
      <text:p text:style-name="P15"><text:span text:style-name="T58"><text:s text:c="5"/>Figura 4.3.1.yy. <text:s/></text:span>Mostrar tiempo <text:span text:style-name="T47">en figura.</text:span></text:p>
      <text:p text:style-name="P38"/>
      <text:p text:style-name="P39">Podemos observar que con un cambio de procesador y tecnología/<text:span text:style-name="T48">arquitectura </text:span>del mismo <text:span text:style-name="T66">(PC1 con 4 cores reales, PC2 con 2 cores y 2 hilos de control por core)</text:span> <text:span text:style-name="T65">se incurre en una demora de 1m8s</text:span>. <text:span text:style-name="T65">Se tomó otra muestra con el equipo PC2 y se obtuvo un resultado similar, 23m1.628s por lo que podríamos indicar que la diferencia persiste y se mantiene dentro de ciertos parámetros. Esta diferencia observada es posible que se deba a la mayor velocidad del procesador en PC1, incluso se podría investigar la jerarquía de memoria, especialmente las cache de ambos procesadores.</text:span></text:p>
      <text:p text:style-name="P39"/>
      <text:p text:style-name="P30"><text:soft-page-break/>La ejecución genera todos los archivos utilizados para cálculos intermedios y resultados finales así como los temporales con los que el programa trabaja. </text:p>
      <text:p text:style-name="P64">La ejecución serial del programa original generó en ambos equipos la misma cantidad de archivos, 58 archivos entre los “.txt”, “.plt”, “.out” y los “.tmp”, <text:span text:style-name="T45">esto es así por el determinismo del programa.</text:span> No contamos el archivo ejecutable ni el de datos de ingreso “entvis2f.in”. </text:p>
      <text:p text:style-name="P32"><text:span text:style-name="T45">E</text:span>l tamaño en disco ocupado <text:span text:style-name="T66">tanto en PC1 como en PC2</text:span> por los <text:span text:style-name="T45">archivos fue</text:span> de <text:span text:style-name="T66">684</text:span> <text:span text:style-name="T49">M</text:span>b, donde el mayor tamaño <text:span text:style-name="T45">era</text:span> ocupado por los archivos <text:span text:style-name="T66">ocho archivos</text:span> “.<text:span text:style-name="T45">tmp</text:span>”, <text:span text:style-name="T45">de los cuales siete ocupan 96 Mb cada uno para un total de 672 Mb</text:span>. </text:p>
      <text:p text:style-name="P32">Esto <text:span text:style-name="T46">se puede observar</text:span> en la figura 4.3.<text:span text:style-name="T34">1</text:span>.xx. (imagen del tamaño del dir y de los arch) </text:p>
      <text:p text:style-name="P65"/>
      <text:p text:style-name="P14"><text:span text:style-name="T58"><text:s text:c="6"/>Figura 4.3.1.xx. <text:s/></text:span>mostrar archivos <text:span text:style-name="T25">(tamaño con du -sh)</text:span> y en especial los tmp.</text:p>
      <text:p text:style-name="P24"/>
      <text:p text:style-name="P31"><text:span text:style-name="T19"><text:s text:c="5"/>(si hay mucha variación explicar el tamaño de bloque y el tipo de FS y dejar para estudio)</text:span>. </text:p>
      <text:p text:style-name="P31"/>
      <text:p text:style-name="P16"><text:s text:c="5"/>Agregar tabla 4.3.xx con cant archivos, espacio en disco y tiempos de cada equipo.</text:p>
      <text:p text:style-name="P31"/>
      <text:p text:style-name="P34">La cantidad de memoria consumida por el programa <text:span text:style-name="T67">al iniciar</text:span> en cada equipo es de <text:span text:style-name="T67">217</text:span> M<text:span text:style-name="T84">B</text:span> en <text:span text:style-name="T67">PC1</text:span> <text:span text:style-name="T51">y</text:span> <text:span text:style-name="T67">lo mismo</text:span> en <text:span text:style-name="T67">PC2</text:span>. <text:span text:style-name="T67">Cuando durante la ejecución la aplicación ingresa en la subrutina solgauss la memoria se incrementa a 255 MB. Y al salir de esta subrutina la memoria baja a 217 MB. Esto nuevamente en ambos equipos. La salida por pantalla de la aplicación nos permite saber en que subrutina se encuentra, por ello en tiempo de ejecución podemos determinar estos estados de la memoria. Justamente la rutina solgauss representa un pico en la cantidad de memoria consumida por la aplicación.</text:span></text:p>
      <text:p text:style-name="P34"><text:span text:style-name="T27">Estos datos se obtienen del comando pmap [</text:span><text:span text:style-name="T20">referencia a man online?</text:span><text:span text:style-name="T27">] aplicado sobre el proceso en ejecución, por ejemplo si la aplicación tiene PID 2228:</text:span></text:p>
      <text:p text:style-name="P67"/>
      <text:p text:style-name="P67"><text:s text:c="7"/>$ pmap -x 2228</text:p>
      <text:p text:style-name="P33"/>
      <text:p text:style-name="P33"><text:span text:style-name="T51">Esta información s</text:span>e puede observar en la tabla 4.3.yy. </text:p>
      <text:p text:style-name="P91">El comando “top” también permite observar el mismo valor que indica “pmap” en su columna VIRT.</text:p>
      <text:p text:style-name="P31"/>
      <text:p text:style-name="P16"><text:s text:c="6"/>Agregar tabla 4.3.yy <text:span text:style-name="T51">con info de pmap</text:span></text:p>
      <text:p text:style-name="P16"/>
      <text:p text:style-name="P35">Por último la CPU utilizada siempre <text:span text:style-name="T51">fue</text:span> una sola de las disponibles, ya que el programa es <text:span text:style-name="T53">serial</text:span>. Esto se puede observar en la figura 4.3.<text:span text:style-name="T34">1.zzz</text:span>, donde se ve el trabajo en uno de los momentos en que el programa está dentro de la subrutina estela.</text:p>
      <text:p text:style-name="P35"/>
      <text:p text:style-name="P17"><text:s text:c="6"/>Agregar figura 4.3.<text:span text:style-name="T34">1.zzz <text:s/>con imagen de pc1 y pc2</text:span></text:p>
      <text:p text:style-name="P35"/>
      <text:p text:style-name="P36">Los datos vistos hasta el momento <text:span text:style-name="T51">en el trabajo de tesis </text:span>son la ejecución del programa original, las <text:span text:style-name="T36">dos </text:span>subsecciones siguientes mostraran como evolucion<text:span text:style-name="T51">ó</text:span> con la optimización, <text:span text:style-name="T36">teniendo como base los tiempos y tamaños obtenidos en esta primer etapa</text:span>.</text:p>
      <text:p text:style-name="P73"/>
      <text:p text:style-name="normal"><text:span text:style-name="T37">### </text:span>4.<text:span text:style-name="T5">3</text:span>.<text:span text:style-name="T34">2</text:span> Optimización <text:span text:style-name="T53">serial</text:span> <text:span text:style-name="T3">y mediciones intermedias</text:span></text:p>
      <text:p text:style-name="P50">Luego de realizar la optimización <text:span text:style-name="T53">serial</text:span> <text:span text:style-name="T51">se </text:span>tomar<text:span text:style-name="T51">on nuevamente</text:span> mediciones. La compilación s<text:span text:style-name="T51">e realizó</text:span> con el mismo comando ya que <text:span text:style-name="T51">en esta etapa aún no tenemos</text:span> la adición de ninguna optimización paralela.</text:p>
      <text:p text:style-name="P50"/>
      <text:p text:style-name="P28"><text:s text:c="6"/>$ gfortran -o <text:span text:style-name="T23">optserial</text:span> invisidos2fin_<text:span text:style-name="T23">optSerial</text:span>.for</text:p>
      <text:p text:style-name="P28"/>
      <text:p text:style-name="P50">Y nuevamente para medir el tiempo del programa ejecutamos la <text:span text:style-name="T52">aplicación con la</text:span> instrucción time.</text:p>
      <text:p text:style-name="P50"><text:soft-page-break/></text:p>
      <text:p text:style-name="P28"><text:s text:c="6"/>$ time ./o<text:span text:style-name="T23">ptserial</text:span></text:p>
      <text:p text:style-name="P68"/>
      <text:p text:style-name="P69">El tiempo obtenido en <text:span text:style-name="T69">PC1</text:span> <text:span text:style-name="T53">fue</text:span> de <text:span text:style-name="T68">16m2.124s</text:span>, <text:span text:style-name="T53">lo que representa una ganancia de 5m36s aproximadamente sobre la versión serial original de la aplicación en el mismo equipo, teniendo entonces un factor de 1.35 de mejora en el tiempo.</text:span></text:p>
      <text:p text:style-name="P84">En la computadora <text:span text:style-name="T69">PC2 </text:span>los tiempos obtenidos <text:span text:style-name="T53">fueron</text:span> de <text:span text:style-name="T56">17</text:span>min <text:span text:style-name="T56">4.161</text:span>seg. <text:span text:style-name="T56">Se observa una mejora sobre l</text:span>a versión <text:span text:style-name="T53">serial </text:span>original d<text:span text:style-name="T56">e</text:span> <text:span text:style-name="T57">5</text:span>m <text:span text:style-name="T57">52</text:span>s <text:span text:style-name="T57">aproximadamente</text:span>, <text:span text:style-name="T53">o </text:span>un factor de <text:span text:style-name="T57">1.34 X</text:span> de mejora en el tiempo.</text:p>
      <text:p text:style-name="P85">Se puede ver que el factor de mejora <text:span text:style-name="T70">alcanzado entre el original serial y el optimizado </text:span>es <text:span text:style-name="T70">muy similar entre ambos equipos, con una diferencia de solo 0.01, y que es </text:span>levemente mejor en PC<text:span text:style-name="T78">1</text:span>.</text:p>
      <text:p text:style-name="P72"><text:span text:style-name="T70">Estrictamente hablando del código optimizado serialmente, e</text:span>ntre <text:span text:style-name="T70">los </text:span>equipos la diferencia observada es de <text:span text:style-name="T69">1</text:span>m<text:span text:style-name="T69">2</text:span>s, <text:span text:style-name="T69">nuevamente </text:span>a favor de <text:span text:style-name="T69">PC1</text:span>.</text:p>
      <text:p text:style-name="P70">Estos datos se pueden observar en la tabla 4.3.<text:span text:style-name="T34">2</text:span>.1.</text:p>
      <text:p text:style-name="P70"/>
      <text:p text:style-name="P23"><text:s text:c="6"/>Agregar tabla 4.3.<text:span text:style-name="T34">2</text:span>.1</text:p>
      <text:p text:style-name="P74"/>
      <text:p text:style-name="P71">Al observar el directorio donde se ejecuta la aplicación, observa<text:span text:style-name="T54">mos</text:span> que <text:span text:style-name="T54">luego de</text:span> la optimización <text:span text:style-name="T53">serial</text:span> ha<text:span text:style-name="T54">n</text:span> <text:span text:style-name="T54">desaparecido</text:span> los archivos “*.<text:span text:style-name="T71">tmp”</text:span>, ya que ahora lleva los cálculos intermedios en la memoria para poder mejorar los tiempos de acceso. El resto de archivos <text:span text:style-name="T55">(50 en total)</text:span> siguen <text:span text:style-name="T55">creandose</text:span>, pero al demorar la escritura de los archivos utilizados para ir mostrando y almacenando la salida por pantalla, tanto como los que obtienen los resultados finales, se logra evitar el acceso constante al disco a través de la ejecución de la aplicación para tener solo que hacerlo una vez por archivo al finalizar la ejecución del programa <text:span text:style-name="T24">[</text:span><text:span text:style-name="T18">ref al código??</text:span><text:span text:style-name="T24">]</text:span>.</text:p>
      <text:p text:style-name="P51">El tamaño ocupado por los archivos del programa ahora <text:span text:style-name="T55">fue</text:span> de <text:span text:style-name="T57">16</text:span> Mb <text:span text:style-name="T54">tanto en PC1 como en PC2.</text:span> Esto se puede observar en la figura 4.3.<text:span text:style-name="T34">2</text:span>.xx.</text:p>
      <text:p text:style-name="P51"/>
      <text:p text:style-name="P18"><text:s text:c="6"/>Agregar figura 4.3.<text:span text:style-name="T34">2</text:span>.xx <text:span text:style-name="T26">(du -sh y ls)</text:span></text:p>
      <text:p text:style-name="P71"/>
      <text:p text:style-name="P53">Observando la memoria en esta versión del programa obtenemos que consume <text:span text:style-name="T72">552 </text:span>Mb <text:span text:style-name="T72">mientras está en solgauss y 504MB el resto del tiempo, tanto en PC1 como PC2.</text:span> Esto <text:span text:style-name="T72">significa un incremento en la cantidad de memoria utilizada, en esta versión optimizada serialmente con respecto a la versión serial original, de 297MB cuando el programa está en la subrutina solgauss y de 287MB antes o después de dicha subrutina. Este incremento </text:span>se debe a los archivos “*.<text:span text:style-name="T73">tmp”</text:span> que ya no utiliza mas en disco y debe llevar en memoria como <text:span text:style-name="T73">in</text:span>ternal files. </text:p>
      <text:p text:style-name="P52">En la tabla 4.3.<text:span text:style-name="T34">2</text:span>.<text:span text:style-name="T74">yy</text:span> <text:span text:style-name="T74">odemos observar</text:span> estos datos.</text:p>
      <text:p text:style-name="P52"/>
      <text:p text:style-name="P19"><text:s text:c="6"/>Agregar tabla 4.3.<text:span text:style-name="T34">2</text:span>.<text:span text:style-name="T74">yy</text:span></text:p>
      <text:p text:style-name="P75"/>
      <text:p text:style-name="P54">Nuevamente en el caso de la CPU podemos observar que un solo procesador (o core) es el encargado de realizar la tarea ya que aún no se optimiza paralelamente. En la figura 4.3.<text:span text:style-name="T34">2</text:span>.zz podemos observar nuevamente la ejecución <text:span text:style-name="T75">de la aplicación en PC1, optimizada serialmente,</text:span> en el momento que está dentro de <text:span text:style-name="T75">la subrutina </text:span>estela.</text:p>
      <text:p text:style-name="P54"/>
      <text:p text:style-name="P54"><text:span text:style-name="T17"><text:s text:c="6"/>Agregar figura 4.3.</text:span><text:span text:style-name="T21">2</text:span><text:span text:style-name="T17">.zz</text:span>.</text:p>
      <text:p text:style-name="P8"/>
      <text:p text:style-name="normal"><text:span text:style-name="T37">### </text:span>4.<text:span text:style-name="T5">3.3</text:span> Optimización Paralela <text:span text:style-name="T3">y mediciones finales</text:span></text:p>
      <text:p text:style-name="P76"/>
      <text:p text:style-name="P54">Finalmente realizamos las pruebas con la versión optimizada paralelamente del programa. <text:span text:style-name="T28">Para esta prueba cambiamos la forma de compilar el programa ya que se debe indicar que aprovechará las directivas de OpenMP, esto lo realizamos pasando el parámetro “-fopenmp” al comando de compilación, de la siguiente manera:</text:span></text:p>
      <text:p text:style-name="P54"><text:soft-page-break/></text:p>
      <text:p text:style-name="P29"><text:s text:c="8"/>$ gfortran -<text:span text:style-name="T29">fopenmp </text:span>-o <text:span text:style-name="T29">paralelo</text:span> invisidos2fin_<text:span text:style-name="T23">optOMP</text:span>.for</text:p>
      <text:p text:style-name="P29"/>
      <text:p text:style-name="P56"><text:span text:style-name="T31">Al terminar</text:span> tenemos <text:span text:style-name="T76">un ejecutable</text:span> listo para <text:span text:style-name="T76">aprovechar</text:span> la paralelización que brinda OpenMP. </text:p>
      <text:p text:style-name="P56">Nuevamente <text:span text:style-name="T80">se ejecutó</text:span> <text:span text:style-name="T77">la aplicación</text:span> con el comando time, <text:span text:style-name="T77">de manera de obtener el tiempo de ejecución</text:span>. <text:span text:style-name="T80">La ejecución se hizo sin limitar la cantidad de threads creados en OpenMP, es decir que la aplicación se ejecutó aprovechando todos los threads disponibles por defecto, es decir uno por cada core disponible (cuatro threads en cada equipo). </text:span></text:p>
      <text:p text:style-name="P55"/>
      <text:p text:style-name="P55"><text:s text:c="7"/>$ time ./paralelo</text:p>
      <text:p text:style-name="P58"/>
      <text:p text:style-name="P59">Los resultados de time para <text:span text:style-name="T77">PC1</text:span> indica<text:span text:style-name="T78">ron</text:span> <text:span text:style-name="T78">un</text:span> tiempo de ejecución de <text:span text:style-name="T77">6m5.294s</text:span>. Al comparar con los <text:span text:style-name="T77">21m48.109s</text:span> que tomó en su versión original podemos observar <text:span text:style-name="T77">15m42s </text:span>de mejora <text:span text:style-name="T77">aproximada</text:span>, <text:span text:style-name="T78">obteniendo </text:span>un factor de <text:span text:style-name="T77">3.58</text:span> de mejora en <text:span text:style-name="T31">el desempeño, lo cual es muy superior a la ganancia inicial con la optimización serial.</text:span></text:p>
      <text:p text:style-name="P87">En <text:span text:style-name="T78">PC2</text:span> obt<text:span text:style-name="T78">uvimos</text:span> <text:span text:style-name="T78">8m50.822s</text:span> <text:span text:style-name="T32">de tiempo de ejecución, mientras el programa original tomó 22m56.392s</text:span>, <text:span text:style-name="T32">es decir aproximadamente 14m6s mas rápida la versión paralela, obteniendo</text:span> un factor de <text:span text:style-name="T79">2.59</text:span> de mejora en el desempeño. <text:span text:style-name="T33">Podemos observar los tiempos en la tabla 4.3.3.1</text:span></text:p>
      <text:p text:style-name="P89">La diferencia de tiempo de ejecución entre la aplicación optimizada paralelamente en PC1 y PC2 es de 2m45s, observandose esta vez una diferencia de tiempo considerable.</text:p>
      <text:p text:style-name="P92">Se podría investigar la incidencia de los 4 cores reales del procesador AMD en PC1 contra los 2 cores reales y 2 hilos de control por core en el procesador Intel de PC2. Ambos procesadores brindan a OpenMP cuatro hilos, pero los recursos son asignados de manera diferente.</text:p>
      <text:p text:style-name="P88"/>
      <text:p text:style-name="P25"><text:s text:c="7"/>Agregar tabla 4.3.<text:span text:style-name="T34">3</text:span>.1</text:p>
      <text:p text:style-name="P77"/>
      <text:p text:style-name="P61">En el consumo de CPU esta vez podemos observar diferencia entre los programas <text:span text:style-name="T53">serial</text:span>es y uno paralelizado. <text:span text:style-name="T81">S</text:span>e han activado todos los cores disponibles en el equipo al momento de entrar en la zona de la subrutina estela, <text:span text:style-name="T81">ya sean cores reales (PC1) o virtuales (PC2)</text:span>. Podemos observar esto en la figura 4.3.<text:span text:style-name="T34">3</text:span>.zz. </text:p>
      <text:p text:style-name="P61"><text:span text:style-name="T82">Como ya indicamos, l</text:span>a activación de los cores no <text:span text:style-name="T82">fue</text:span> administrada <text:span text:style-name="T82">de manera directa </text:span>con directivas OpenMP por lo cual todos los cores disponibles <text:span text:style-name="T82">fueron</text:span> utilizados, pero como se indicaba en el capitulo 2 hay mas directivas que pueden ser estudiadas de OpenMP que podrían ser utilizadas para disminuir o incrementar la cantidad de hilos generados en una región paralela <text:span text:style-name="T82">y estudiar el impacto y la utilización de los recursos en el multiprocesador.</text:span></text:p>
      <text:p text:style-name="P60"/>
      <text:p text:style-name="P22"><text:s text:c="7"/>Agregar figura 4.3.<text:span text:style-name="T34">3</text:span>.zz</text:p>
      <text:p text:style-name="P57"/>
      <text:p text:style-name="P57">El directorio de ejecución del programa <text:span text:style-name="T83">queda</text:span> igual que en <text:span text:style-name="T30">la versión optimizada serialmente ya que en esta nueva versión se han agregado las directivas OpenMP utilizadas y no se ha tocado el código serial ni el tratamiento de los archivos.</text:span></text:p>
      <text:p text:style-name="P58">El tamaño ocupado por los archivos <text:span text:style-name="T83">en disco </text:span>es de <text:span text:style-name="T83">16</text:span>M<text:span text:style-name="T83">B. Estos datos podemos verlos </text:span>en la figura 4.3.<text:span text:style-name="T34">3</text:span>.xx.</text:p>
      <text:p text:style-name="P58"/>
      <text:p text:style-name="P20"><text:s text:c="7"/>Agregar figura 4.3.<text:span text:style-name="T34">3</text:span>.xx <text:s/><text:span text:style-name="T83">(el ls y el du -sh)</text:span></text:p>
      <text:p text:style-name="P78"/>
      <text:p text:style-name="P86">Observando la memoria el programa consume <text:span text:style-name="T85">516MB</text:span> de RAM <text:span text:style-name="T84">durante la subrutina solgauss y 468MB en el resto de su ejecución en ambos equipos.</text:span> <text:span text:style-name="T85">Con respecto al original esto</text:span> indica <text:span text:style-name="T85">un incremento de</text:span> <text:span text:style-name="T85">261</text:span>M<text:span text:style-name="T85">B</text:span> de memoria <text:span text:style-name="T85">mientras está en solgauss y 251MB en el resto de la ejecución. Al comparar con la aplicación optimizada serialmente se observó que el consumo de memoria es menor en la versión con OpenMP. Ocupa 36MB menos durante la ejecución, tanto si se ejecuta en solgauss como en el resto del tiempo</text:span>. </text:p>
      <text:p text:style-name="P93"><text:soft-page-break/>Podría investigarse esta diferencias en la memoria en la optimización que realiza el compilador en el código para utilizar las directivas de OpenMP. </text:p>
      <text:p text:style-name="P60">Estos datos los observamos en la tabla 4.3.<text:span text:style-name="T34">3</text:span>.2.</text:p>
      <text:p text:style-name="P60"/>
      <text:p text:style-name="P21"><text:s text:c="6"/>Agregar Tabla 4.3.<text:span text:style-name="T34">3</text:span>.2</text:p>
      <text:p text:style-name="P79"/>
      <text:p text:style-name="P37">## 4.4 Pruebas con 80x80 paneles</text:p>
      <text:p text:style-name="P40">Para determinar la escalabilidad de la solución aplicada y como impacta en un equipo el cambio del tamaño de los datos para el cálculo, se realizaron en PC2 pruebas con el segundo tamaño de prueba provisto por el autor/usuario de la aplicación, 80x80 paneles.</text:p>
      <text:p text:style-name="P40">Solo tenemos los resultados de salida de la ejecución del original utilizado por el usuario y se utilizaron para verificar los resultados de salida de las versiones utilizadas para la prueba, arrojando que todas dan una salida correcta de los datos.</text:p>
      <text:p text:style-name="P41">Como indicamos en el capítulo 3, el archivo con los datos de entrada para la ejecución de la aplicación (entvis2f.in) posee una única modificación con respecto al de 50x50 y que es <text:s/><text:span text:style-name="T87">nr = no = 80. </text:span><text:span text:style-name="T86">Luego mediante el análisis de las diferencias entre los códigos de la versión de tamaño 50x50 contra la de 80x80, observamos que el código en los bloques common de Fortran indica lo siguiente:</text:span></text:p>
      <text:p text:style-name="P96"/>
      <text:p text:style-name="P96"><text:s text:c="7"/>Para el caso 50x50</text:p>
      <text:p text:style-name="P96"><text:s text:c="7"/>parameter (maxir=51,maxio=51,…</text:p>
      <text:p text:style-name="P96"/>
      <text:p text:style-name="P96"><text:s text:c="7"/>Para el caso 80x80</text:p>
      <text:p text:style-name="P96"><text:s text:c="7"/>parameter (maxir=81,maxio=81,…</text:p>
      <text:p text:style-name="P96"/>
      <text:p text:style-name="P97">Como indicamos en el capítulo 3, maxir y maxio son lo mismo que nr+1 o no+1, lo cual sería una manera mas simple de definirlo. Debido a que está hardcodeado en todo el código como observamos, es que para las optimizaciones, serial y paralela, de la aplicación con tamaño de problema 80x80 se debe cambiar en todo el código estas definiciones de maxir y maxio.</text:p>
      <text:p text:style-name="P43"><text:span text:style-name="T86">Luego de adaptado esto procedimos a las pruebas </text:span><text:span text:style-name="T88">en el mismo orden que antes, versión serial, versión optimizada serialmente, versión optimizada con OpenMP</text:span><text:span text:style-name="T86">.</text:span></text:p>
      <text:p text:style-name="P40"/>
      <text:p text:style-name="P101">### 4.4.1 Perfilado de aplicación con tamaño 80x80</text:p>
      <text:p text:style-name="P101">Previo a correr las pruebas de tiempo en el equipo PC2 realizamos un nuevo análisis de perfilado con la herramienta gprof sobre la aplicación adaptada a un tamaño distinto de problema, ya que esto puede afectar el comportamiento de las subrutinas.</text:p>
      <text:p text:style-name="P101">Luego de compilar la aplicación con la opción “-pg” activada, la ejecutamos y obtenemos el archivo gmon.out de salida. Con esto podemos generar la información del perfilado, el cual indica que la subrutina estela es la que mas porcentaje del tiempo se ejecuta seguida de solgauss, pero esta vez los porcentajes cambian completamente. Estela se ejecuta 46,42% del tiempo mientras que solgauss ahora ocupa un 43,09%, esto es mucho mas que el 14,<text:span text:style-name="T93">36% en PC1 o el 16,84% en PC2 obtenido por solgauss para la versión de 50x50. En la tabla 4.4.1.x se puede ver esta información.</text:span></text:p>
      <text:p text:style-name="P102">Esta cambio que se produce en la ejecución al agrandar el tamaño del problema, tendrá impacto en los tiempos de las distintas versiones de la aplicación.</text:p>
      <text:p text:style-name="P102"/>
      <text:p text:style-name="P102"><text:s text:c="11"/>Agregar figura 4.4.1.x</text:p>
      <text:p text:style-name="P101"/>
      <text:p text:style-name="P40">### 4.4.<text:span text:style-name="T93">2</text:span> Versión serial</text:p>
      <text:p text:style-name="P42">La ejecución en el equipo <text:span text:style-name="T89">PC2</text:span> arrojó un tiempo <text:span text:style-name="T90">de ejecución de 225m43.721s, es decir 3h45m43s. El tamaño del problema se incrementa de 2500 paneles a 6400 paneles, un incremento de factor 2.56 veces, pero el tiempo se hace exponencial, en un factor de 9.78.</text:span></text:p>
      <text:p text:style-name="normal"><text:soft-page-break/><text:span text:style-name="T13">El espacio en disco utilizado fue de </text:span>4415<text:span text:style-name="T91">M</text:span>B <text:span text:style-name="T91">o 4.3GB,</text:span><text:span text:style-name="T13"> siendo los archivos “.tmp” los que ocupaban 4375MB, siete de los ocho archivos pesando 6</text:span><text:span text:style-name="T14">2</text:span><text:span text:style-name="T13">5MB cada uno.</text:span></text:p>
      <text:p text:style-name="P44">En memoria RAM observamos que la aplicación llega a ocupar 1293MB o 1.26GB.</text:p>
      <text:p text:style-name="P44">Podemos observar los datos en la imagen 4.4.1.1.</text:p>
      <text:p text:style-name="P44"/>
      <text:p text:style-name="P44"><text:s text:c="8"/>Imagen 4.4.<text:span text:style-name="T93">2</text:span>.<text:span text:style-name="T93">1</text:span> con todo lo indicado</text:p>
      <text:p text:style-name="P44"/>
      <text:p text:style-name="P44">### 4.4.<text:span text:style-name="T93">3</text:span> Versión Optimizada Serialmente</text:p>
      <text:p text:style-name="P45">Los tiempos observados en la versión optimizada del código serial son de 150m45.602s, <text:span text:style-name="T92">es decir 2h30m45s. El factor de incremento esta vez es de 8.83 con respecto a la aplicación equivalente en el problema de menor tamaño. Por esto se observa una ganancia de tiempo con respecto a la aplicación serial de 75m aproximadamente, o un factor de 1.5, el cual es mejor que ante el problema de menor tamaño. Esto puede ser adjudicado a la mayor cantidad de datos en disco que utiliza la aplicación con este tamaño de disco, en comparación al tamaño 50x50, que ahora son accedidos en memoria. </text:span></text:p>
      <text:p text:style-name="P46">En disco se ve claramente el impacto de no utilizar los archivos “.tmp” al ocupar solo 40MB.</text:p>
      <text:p text:style-name="P47">El incremento, como en la versión de menor tamaño, se ve en la memoria. Observamos que en ejecución la aplicación utiliza mientras está en solgauss 3483MB (3.4GB) y 3171 (3.09GB) en el resto de la ejecución. El equipo cuenta con 6GB de memoria RAM por lo que no fue necesario que realizara swapping en disco, lo que hubiera impactado en los tiempos. <text:s text:c="3"/></text:p>
      <text:p text:style-name="P37"/>
      <text:p text:style-name="P48">### 4.4.<text:span text:style-name="T93">4</text:span> Versión con optimización paralela</text:p>
      <text:p text:style-name="P48">Los tiempos obtenidos en la versión con OpenMP son de 130m39.169s. Se puede observar en las versiones <text:span text:style-name="T94">optimizadas</text:span>, <text:span text:style-name="T94">principalmente por el perfilado con gprof ya mencionado y también </text:span>siguiendo la salida que da el programa por pantalla, que <text:span text:style-name="T94">la demora ahora se ubica</text:span> en la subrutina solgauss<text:span text:style-name="T93">. </text:span></text:p>
      <text:p text:style-name="P105">El tiempo obtenido <text:span text:style-name="T94">nos da una mejora que</text:span> no es igual a la observada en la versión de 50x50, esta vez representa solo una mejora en un factor de 1.73 sobre la aplicación original. <text:span text:style-name="T93"><text:s/></text:span></text:p>
      <text:p text:style-name="P106">Si analizamos el tiempo teniendo en cuenta el resultado de gprof <text:span text:style-name="T95">para este tamaño de problema </text:span>(figura 4.4.1.x) <text:span text:style-name="T95">y para gprof para el tamaño menor (imágenes 3.x y 3.x1) podemos ver que la paralelización impacta sobre un 30% menos de tiempo, limitando la mejora obtenida al incrementar el tamaño del problema.</text:span></text:p>
      <text:p text:style-name="P106"/>
      <text:p text:style-name="P49">El comportamiento en disco es exactamente el mismo que en la versión optimizada serialmente, con 40MB de archivos. </text:p>
      <text:p text:style-name="P49">En memoria ocurre igual que en la aplicación con tamaño 50x50, ocupando menos que en la versión optimizada serialmente, 3184MB (3.1GB) mientras está en solgauss y 2864MB (2.79GB) en el resto de la ejecución.</text:p>
      <text:p text:style-name="P107"/>
      <text:p text:style-name="normal"/>
      <text:p text:style-name="P98"><text:span text:style-name="T37">## </text:span>4.<text:span text:style-name="T93">6</text:span> Conclusión <text:s/></text:p>
      <text:p text:style-name="P112">En este capítulo hemos presentado distintas pruebas de ejecución de la aplicación objeto de estudio de esta tesis durante el proceso de optimización de la misma, distinguiendo tres etapas: aplicación original, aplicación optimizada <text:span text:style-name="T53">serial</text:span>mente, aplicación optimizada paralelamente. </text:p>
      <text:p text:style-name="P112">Además se utilizaron <text:span text:style-name="T95">dos plataformas</text:span> de hardware distintas para dar mayor amplitud a la prueba y poder observar el comportamiento de la aplicación <text:span text:style-name="T35">con distinto hardware. </text:span></text:p>
      <text:p text:style-name="P112"><text:span text:style-name="T35">También se realizó una prueba con un tamaño de problema mayor para ver el impacto de la paralelización y se pudo ver el impacto en la memoria RAM, además de encontrar un perfilado distinto que en la versión de tamaño de problema menor.</text:span></text:p>
      <text:p text:style-name="P113">Se han podido tomar mediciones de tiempo y de recursos para presentar conclusiones en el siguiente capítulo del trabajo realizado.</text:p>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11:39:02.600828689</meta:creation-date>
    <dc:date>2016-08-08T23:26:31.621889149</dc:date>
    <meta:editing-duration>PT14H51M3S</meta:editing-duration>
    <meta:editing-cycles>117</meta:editing-cycles>
    <meta:generator>LibreOffice/5.1.4.2$Linux_X86_64 LibreOffice_project/10m0$Build-2</meta:generator>
    <dc:creator>Andres Huayquil </dc:creator>
    <meta:document-statistic meta:table-count="0" meta:image-count="0" meta:object-count="0" meta:page-count="7" meta:paragraph-count="137" meta:word-count="3606" meta:character-count="21763" meta:non-whitespace-character-count="17945"/>
  </office:meta>
</office:document-meta>
</file>